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language="zxx" fo:country="none" officeooo:rsid="0012964d" officeooo:paragraph-rsid="0012964d" style:language-asian="zxx" style:country-asian="none" style:language-complex="zxx" style:country-complex="none"/>
    </style:style>
    <style:style style:name="P2"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3" style:family="paragraph" style:parent-style-name="Standard">
      <style:paragraph-properties fo:text-align="justify" style:justify-single-word="false"/>
      <style:text-properties fo:language="zxx" fo:country="none" officeooo:rsid="0012964d" officeooo:paragraph-rsid="0012964d" style:language-asian="zxx" style:country-asian="none" style:language-complex="zxx" style:country-complex="none"/>
    </style:style>
    <style:style style:name="P4" style:family="paragraph" style:parent-style-name="Standard">
      <style:paragraph-properties fo:text-align="justify" style:justify-single-word="false"/>
      <style:text-properties fo:language="zxx" fo:country="none" officeooo:rsid="0016e55f" officeooo:paragraph-rsid="0016e55f" style:language-asian="zxx" style:country-asian="none" style:language-complex="zxx" style:country-complex="none"/>
    </style:style>
    <style:style style:name="T1" style:family="text">
      <style:text-properties officeooo:rsid="0012964d"/>
    </style:style>
    <style:style style:name="T2" style:family="text">
      <style:text-properties officeooo:rsid="0012b129"/>
    </style:style>
    <style:style style:name="T3" style:family="text">
      <style:text-properties officeooo:rsid="00136357"/>
    </style:style>
    <style:style style:name="T4" style:family="text">
      <style:text-properties officeooo:rsid="00153ceb"/>
    </style:style>
    <style:style style:name="T5" style:family="text">
      <style:text-properties officeooo:rsid="0016cf2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nome-Boxes sanal makinesine Win11 yüklemek için önce <text:span text:style-name="T1">sanal makineye linux yüklemek için gereken paketleri zaten yüklemiş olmak gerekiyor.</text:span></text:p>
      <text:p text:style-name="P2"/>
      <text:p text:style-name="P1">Sudo apt install gnome-boxes qemu-utils qemu-system-* </text:p>
      <text:p text:style-name="P2"/>
      <text:p text:style-name="P1">Sonra </text:p>
      <text:p text:style-name="P1"/>
      <text:p text:style-name="P2">sudo apt install ovmf* <text:span text:style-name="T1">*tpm*</text:span></text:p>
      <text:p text:style-name="P2"/>
      <text:p text:style-name="P1">paketlerini de yüklemek gerekiyor.</text:p>
      <text:p text:style-name="P2"/>
      <text:p text:style-name="P2"/>
      <text:p text:style-name="P1">Sonra Gnome-Boxes’ta Win11 iso dosyasını seçip kurarken en az 8gb ram ve 128gb alan vermek ve EFI’yi aktif etmek gerekiyor <text:span text:style-name="T3">(Gnome-Boxes'ta </text:span>EFI seçeneğinin gelmesini sağlayan paketler sudo apt install ovmf* ile yüklediğimiz paketler). Iso’yu seçtikten ve bu ayarları yaptıktan sonra press enter any key yazınca bir tuşa basmak gerekli. Sonra shift+F10 ile terminale benzer bir ekran var onu açmak gerekiyor.</text:p>
      <text:p text:style-name="P1">Açılan terminal benzeri ekranda regedit yazıp enter’a basmak gerekiyor. Bunu yapınca regedit açılacak.</text:p>
      <text:p text:style-name="P1"/>
      <text:p text:style-name="P1">Sonra HKEY_LOCAL_MACHINE → SYSTEM → Setup içine yeni bir Key eklememiz gerekiyor. Yani Setup isimli klasöre sağ tıklayıp new → Key demek gerekiyor. Bunu yapınca Setup altına key denilen bir klasör ekleniyor. Bu klasöre LabConfig ismini vermek gerekiyor. </text:p>
      <text:p text:style-name="P1">Sonra sağ taraftaki pencereye geçip sağ tıklayarak 5 tane 32 bit olanından DWORD eklemek gerekiyor ve hepsine değer olarak 1 değerini vermek gerekiyor.</text:p>
      <text:p text:style-name="P1"/>
      <text:p text:style-name="P1">Bu DWORD’ların isimlerini sırasıyla;</text:p>
      <text:p text:style-name="P1"/>
      <text:p text:style-name="P1">BypassCPUCheck</text:p>
      <text:p text:style-name="P1">Bypass RAMCheck</text:p>
      <text:p text:style-name="P1">BypassTPMCheck</text:p>
      <text:p text:style-name="P1">BypassStorageCheck</text:p>
      <text:p text:style-name="P1">BypassSecureBootCheck</text:p>
      <text:p text:style-name="P1"/>
      <text:p text:style-name="P1">yapmak gerekiyor. Yani isimleri böyle olacak ve hepsinin değeri 1 olacak. Sağ tıklayı<text:span text:style-name="T4">p</text:span> rename diyerek yeniden adlandırılabiliyor. Çift tıklayarak ise değer girilebiliyor. Sonra tek yapmak gereken regedit’i kapatıp kuruluma devam etmek. <text:span text:style-name="T2">Normalde gerçek makineye win kurarken kablo veya usb ile internet bağlamak </text:span><text:span text:style-name="T5">d</text:span><text:span text:style-name="T2">a gerekebiliyor ama sanal makine zaten interneti gerçek makineden aldığı için sanal makinede böyle bir sorun yok.</text:span></text:p>
      <text:p text:style-name="P4">Yalnız bu kurulumu yapınca da sorunlar bitmiyor. Bu sefer de ekran çözünürlüğü ayarı yanlış oluyor ve bu yüzden tam ekran olmuyor. Ekran çözünürlüğünü ayarlayıp düzeltmek istediğinizde ise ekran çözünürlüğü ayarlama alanının deaktive olduğunu görüyorsunuz.</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6T20:57:12.891409454</meta:creation-date>
    <meta:generator>LibreOffice/7.4.7.2$Linux_X86_64 LibreOffice_project/40$Build-2</meta:generator>
    <dc:date>2025-07-06T22:55:29.760882673</dc:date>
    <meta:editing-duration>PT29M15S</meta:editing-duration>
    <meta:editing-cycles>6</meta:editing-cycles>
    <meta:document-statistic meta:table-count="0" meta:image-count="0" meta:object-count="0" meta:page-count="1" meta:paragraph-count="17" meta:word-count="271" meta:character-count="1972" meta:non-whitespace-character-count="1715"/>
  </office:meta>
</office:document-meta>
</file>